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BitStream vera Sans', Tahoma,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style:line-height-at-least="0.503cm"/>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Text_20_body" style:list-style-name="L1">
      <style:paragraph-properties style:line-height-at-least="0.503cm"/>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ext_20_body" style:list-style-name="L3">
      <style:paragraph-properties style:line-height-at-least="0.503cm"/>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list-style-name="L1">
      <style:text-properties style:font-name="Times New Roman" fo:font-size="12pt" style:font-size-asian="12pt" style:font-size-complex="12pt"/>
    </style:style>
    <style:style style:name="P6" style:family="paragraph" style:parent-style-name="Standard" style:list-style-name="L1">
      <style:text-properties style:font-name="Times New Roman" fo:font-size="12pt" fo:font-weight="bold" style:font-size-asian="12pt" style:font-weight-asian="bold" style:font-size-complex="12pt" style:font-weight-complex="bold"/>
    </style:style>
    <style:style style:name="P7" style:family="paragraph" style:parent-style-name="Standard">
      <style:text-properties fo:color="#000000" style:font-name="Times New Roman" fo:font-size="12pt" style:font-size-asian="12pt" style:font-size-complex="12pt"/>
    </style:style>
    <style:style style:name="P8" style:family="paragraph" style:parent-style-name="Heading_20_4" style:list-style-name="L1">
      <style:text-properties fo:font-variant="normal" fo:text-transform="none" fo:color="#000000" style:font-name="Times New Roman" fo:font-size="12pt" fo:letter-spacing="normal" fo:font-style="normal" fo:font-weight="bold" style:font-size-asian="12pt" style:font-size-complex="12pt"/>
    </style:style>
    <style:style style:name="P9" style:family="paragraph" style:parent-style-name="Heading_20_4" style:list-style-name="L1">
      <style:paragraph-properties fo:margin-top="0cm" fo:margin-bottom="0cm" style:line-height-at-least="0.503cm" fo:background-color="#ffffff">
        <style:background-image/>
      </style:paragraph-properties>
      <style:text-properties fo:font-variant="normal" fo:text-transform="none" fo:color="#000000" style:font-name="Times New Roman" fo:font-size="12pt" fo:letter-spacing="normal" fo:font-style="normal" fo:font-weight="bold" style:font-size-asian="12pt" style:font-size-complex="12pt"/>
    </style:style>
    <style:style style:name="P10" style:family="paragraph" style:parent-style-name="Heading_20_4" style:list-style-name="L3">
      <style:paragraph-properties fo:margin-top="0cm" fo:margin-bottom="0cm" style:line-height-at-least="0.503cm" fo:background-color="#ffffff">
        <style:background-image/>
      </style:paragraph-properties>
      <style:text-properties fo:font-variant="normal" fo:text-transform="none" fo:color="#000000" style:font-name="Times New Roman" fo:font-size="12pt" fo:letter-spacing="normal" fo:font-style="normal" fo:font-weight="bold"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555555" style:font-name="Verdana" fo:font-size="9pt" fo:letter-spacing="normal" fo:font-style="normal" fo:font-weight="normal"/>
    </style:style>
    <style:style style:name="T3" style:family="text">
      <style:text-properties fo:font-variant="normal" fo:text-transform="none" fo:color="#555555" fo:font-size="9pt" fo:letter-spacing="normal" fo:font-style="normal" fo:font-weight="normal"/>
    </style:style>
    <style:style style:name="T4" style:family="text">
      <style:text-properties fo:font-variant="normal" fo:text-transform="none" fo:color="#555555" fo:letter-spacing="normal" fo:font-style="normal" fo:font-weight="normal"/>
    </style:style>
    <style:style style:name="T5" style:family="text">
      <style:text-properties fo:font-variant="normal" fo:text-transform="none" fo:letter-spacing="normal" fo:font-style="normal" fo:font-weight="normal"/>
    </style:style>
    <style:style style:name="T6" style:family="text">
      <style:text-properties fo:color="#000000"/>
    </style:style>
    <style:style style:name="T7" style:family="text">
      <style:text-properties style:font-name="Times New Roman" fo:font-size="12pt" style:font-size-asian="12pt" style:font-size-complex="12pt"/>
    </style:style>
    <style:style style:name="T8" style:family="text">
      <style:text-properties fo:font-size="12pt" style:font-size-asian="12pt" style:font-size-complex="12pt"/>
    </style:style>
    <style:style style:name="T9"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nal year project research – literature review</text:p>
      <text:p text:style-name="P4"/>
      <text:p text:style-name="P4">Roguelike games</text:p>
      <text:p text:style-name="P4"/>
      <text:p text:style-name="P4">What is a Roguelike game</text:p>
      <text:p text:style-name="P4">Roguelikes are a subgenera of rpg dungeoan crawl games based on or inspired by the 1980 game Rogue developed by Michael Toy and Glenn Wichman.</text:p>
      <text:p text:style-name="P4"/>
      <text:p text:style-name="P4"/>
      <text:p text:style-name="P4">-The Berlin interpretation (classic Roguelike games)</text:p>
      <text:p text:style-name="P4"/>
      <text:p text:style-name="P4">The definition of “Roguelike” was created at the international Roguelike development conference in 2008. The purpose of the definition was to allow the community to better understand and study Roguelike games and not to place constraints on developers.</text:p>
      <text:p text:style-name="P4"/>
      <text:p text:style-name="P4">The list is split into two different levels of factors. The high level factors are core to Roguelike games whereas the low level factors not as core.</text:p>
      <text:p text:style-name="P4"/>
      <text:p text:style-name="P4">-High level factors</text:p>
      <text:list xml:id="list8423063691092703750" text:style-name="L1">
        <text:list-item>
          <text:p text:style-name="P6">Random environment generation</text:p>
          <text:list>
            <text:list-item>
              <text:p text:style-name="P5">The game world must be randomly generated to in such a way to increase replayability. Placement of all items, monsters and in game locations must be random. </text:p>
            </text:list-item>
          </text:list>
        </text:list-item>
        <text:list-item>
          <text:p text:style-name="P6">Permadeath</text:p>
          <text:list>
            <text:list-item>
              <text:p text:style-name="P5"><text:span text:style-name="T1">You are not expected to win the game with your first character. You start over from the first level when you die. (It is possible to save games but the savefile is deleted upon loading.) The random environment makes this enjoyable rather than punishing.</text:span> </text:p>
            </text:list-item>
          </text:list>
        </text:list-item>
        <text:list-item>
          <text:h text:style-name="P8" text:outline-level="4"><text:bookmark text:name="Turn-based"/>Turn-based</text:h>
          <text:list>
            <text:list-item>
              <text:p text:style-name="P2">Each command corresponds to a single action/movement. The game is not sensitive to time, you can take your time to choose your action.</text:p>
            </text:list-item>
          </text:list>
        </text:list-item>
        <text:list-item>
          <text:h text:style-name="P9" text:outline-level="4"><text:bookmark text:name="Grid-based"/>Grid-based</text:h>
          <text:list>
            <text:list-item>
              <text:p text:style-name="P2">The world is represented by a uniform grid of tiles. Monsters (and the player) take up one tile, regardless of size.</text:p>
            </text:list-item>
          </text:list>
        </text:list-item>
        <text:list-item>
          <text:h text:style-name="P9" text:outline-level="4"><text:bookmark text:name="Non-modal"/>Non-modal</text:h>
          <text:list>
            <text:list-item>
              <text:p text:style-name="P2">Movement, battle and other actions take place in the same mode. Every action should be available at any point of the game. Violations to this are ADOM's overworld or Angband's and Crawl's shops.</text:p>
            </text:list-item>
          </text:list>
        </text:list-item>
        <text:list-item>
          <text:h text:style-name="P9" text:outline-level="4"><text:bookmark text:name="Complexity"/>Complexity</text:h>
          <text:list>
            <text:list-item>
              <text:p text:style-name="P2">The game has enough complexity to allow several solutions to common goals. This is obtained by providing enough item/monster and item/item interactions and is strongly connected to having just one mode.</text:p>
            </text:list-item>
          </text:list>
        </text:list-item>
        <text:list-item>
          <text:h text:style-name="P9" text:outline-level="4"><text:bookmark text:name="Resource_management"/>Resource management</text:h>
          <text:list>
            <text:list-item>
              <text:p text:style-name="P2">You have to manage your limited resources (e.g. food, healing potions) and find uses for the resources you receive.</text:p>
            </text:list-item>
          </text:list>
        </text:list-item>
        <text:list-item>
          <text:h text:style-name="P9" text:outline-level="4"><text:bookmark text:name="Hack.27n.27slash"/>Hack'n'slash</text:h>
          <text:list>
            <text:list-item>
              <text:p text:style-name="P2">Even though there can be much more to the game, killing lots of monsters is a very important part of a roguelike. The game is player-vs-world: there are no monster/monster relations (like enmities, or diplomacy).</text:p>
            </text:list-item>
          </text:list>
        </text:list-item>
      </text:list>
      <text:p text:style-name="P1"><text:soft-page-break/>-Low level factors</text:p>
      <text:list xml:id="list8088902287175947673" text:style-name="L3">
        <text:list-item>
          <text:p text:style-name="P3"><text:bookmark text:name="Single_player_character"/><text:span text:style-name="T9">Single player character</text:span></text:p>
          <text:list>
            <text:list-item>
              <text:p text:style-name="P3">The player controls a single character. The game is player-centric, the world is viewed through that one character and that character's death is the end of the game.</text:p>
            </text:list-item>
          </text:list>
        </text:list-item>
        <text:list-item>
          <text:h text:style-name="P10" text:outline-level="4"><text:bookmark text:name="Monsters_are_similar_to_players"/>Monsters are similar to players</text:h>
          <text:list>
            <text:list-item>
              <text:p text:style-name="P3">Rules that apply to the player apply to monsters as well. They have inventories, equipment, use items, cast spells etc.</text:p>
            </text:list-item>
          </text:list>
        </text:list-item>
        <text:list-item>
          <text:h text:style-name="P10" text:outline-level="4"><text:bookmark text:name="Tactical_challenge"/>Tactical challenge</text:h>
          <text:list>
            <text:list-item>
              <text:p text:style-name="P3">You have to learn about the tactics before you can make any significant progress. This process repeats itself, i.e. early game knowledge is not enough to beat the late game. (Due to random environments and permanent death, roguelikes are challenging to new players.) The game's focus is on providing tactical challenges (as opposed to strategically working on the big picture, or solving puzzles).</text:p>
            </text:list-item>
          </text:list>
        </text:list-item>
        <text:list-item>
          <text:h text:style-name="P10" text:outline-level="4"><text:bookmark text:name="ASCII_display"/>ASCII display</text:h>
          <text:list>
            <text:list-item>
              <text:p text:style-name="P3">The traditional display for roguelikes is to represent the tiled world by ASCII characters.</text:p>
            </text:list-item>
          </text:list>
        </text:list-item>
        <text:list-item>
          <text:h text:style-name="P10" text:outline-level="4"><text:bookmark text:name="Dungeons"/>Dungeons</text:h>
          <text:list>
            <text:list-item>
              <text:p text:style-name="P3">Roguelikes contain dungeons, such as levels composed of rooms and corridors.</text:p>
            </text:list-item>
          </text:list>
        </text:list-item>
        <text:list-item>
          <text:h text:style-name="P10" text:outline-level="4"><text:bookmark text:name="Numbers"/>Numbers</text:h>
          <text:list>
            <text:list-item>
              <text:p text:style-name="P3">The numbers used to describe the character (hit points, attributes etc.) are deliberately shown.</text:p>
            </text:list-item>
          </text:list>
        </text:list-item>
      </text:list>
      <text:p text:style-name="P1"/>
      <text:p text:style-name="P4">-Modern Roguelike games</text:p>
      <text:p text:style-name="P4"/>
      <text:p text:style-name="P4">The Berlin interpretation has caused a lot of controversy among developers of Roguelike games for it<text:span text:style-name="T6">'s impact and constraints on the development of newer Rougelikes that push the boundaries of the genera.</text:span></text:p>
      <text:p text:style-name="P7">In his 2013 article “Screw the Berlin Interpretation” Darren Gery challenges the definitions set out in the Berlin interpretation calling it “out of date and out of touch with modern RogueLikes.” He goes on to praise games like faster than light by subset games for it's innovation and for not sticking with the Berlin interpretation. Finaly, he goes on to talk about how it is the feeling of the overall game which makes it a Roguelike. That is is , in his view “<text:span text:style-name="T5">t’s inherently replayable, capable of surprising the player on many playthroughs. It rewards cleverness and tactical thinking. It cannot simply be learnt by rote, but it can be mastered with experience. It emphasises gameplay before aesthetics, concentrating on making that replayable experience fresh and engaging on each play. It’s unforgiving, but all the more rewarding when you perform it well, offering an honest sense of achievement and satisfaction. Much of this satisfaction comes from the internal knowledge of having done well at the game itself, rather than artificially constructed rewards.</text:span> “ </text:p>
      <text:p text:style-name="P7">Bibliography</text:p>
      <text:p text:style-name="P7"/>
      <text:p text:style-name="Standard"><text:span text:style-name="T7">Roguebasin, Berlin interpretation [online](updated 11/1/13) Available at </text:span><text:a xlink:type="simple" xlink:href="http://roguebasin.roguelikedevelopment.org/index.php?title=Berlin_Interpretation"><text:span text:style-name="T7">http://roguebasin.roguelikedevelopment.org/index.php?title=Berlin_Interpretation</text:span></text:a><text:span text:style-name="T7"> [Accessed 27/9/13]</text:span></text:p>
      <text:p text:style-name="Standard"><text:span text:style-name="T7"/></text:p>
      <text:p text:style-name="Standard"><text:span text:style-name="T7">Darren Grey, Screw the Berlin Interpritation [online] [Updated 14/5/13) Available at </text:span><text:a xlink:type="simple" xlink:href="http://www.gamesofgrey.com/blog/?p=403"><text:span text:style-name="T7">http://www.gamesofgrey.com/blog/?p=403</text:span></text:a><text:span text:style-name="T7"> [Accessed 27/9/13]</text:span></text:p>
      <text:p text:style-name="Standard"><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BitStream vera Sans', Tahoma, Helvetica,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15:14:27.87</meta:creation-date>
    <meta:document-statistic meta:table-count="0" meta:image-count="0" meta:object-count="0" meta:page-count="2" meta:paragraph-count="43" meta:word-count="786" meta:character-count="4906"/>
    <dc:date>2013-09-27T16:12:59.55</dc:date>
    <meta:editing-duration>PT10M59S</meta:editing-duration>
    <meta:editing-cycles>1</meta:editing-cycles>
    <meta:generator>OpenOffice.org/3.4.1$Win32 OpenOffice.org_project/341m1$Build-9593</meta:generator>
  </office:meta>
</office:document-meta>
</file>